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122cm"/>
    </style:style>
    <style:style style:name="Table3.B" style:family="table-column">
      <style:table-column-properties style:column-width="0.794cm"/>
    </style:style>
    <style:style style:name="Table3.C" style:family="table-column">
      <style:table-column-properties style:column-width="0.635cm"/>
    </style:style>
    <style:style style:name="Table3.D" style:family="table-column">
      <style:table-column-properties style:column-width="0.212cm"/>
    </style:style>
    <style:style style:name="Table3.E" style:family="table-column">
      <style:table-column-properties style:column-width="0.459cm"/>
    </style:style>
    <style:style style:name="Table3.F" style:family="table-column">
      <style:table-column-properties style:column-width="0.296cm"/>
    </style:style>
    <style:style style:name="Table3.G" style:family="table-column">
      <style:table-column-properties style:column-width="0.148cm"/>
    </style:style>
    <style:style style:name="Table3.H" style:family="table-column">
      <style:table-column-properties style:column-width="2.087cm"/>
    </style:style>
    <style:style style:name="Table3.I" style:family="table-column">
      <style:table-column-properties style:column-width="2.937cm"/>
    </style:style>
    <style:style style:name="Table3.J" style:family="table-column">
      <style:table-column-properties style:column-width="0.318cm"/>
    </style:style>
    <style:style style:name="Table3.K" style:family="table-column">
      <style:table-column-properties style:column-width="1.376cm"/>
    </style:style>
    <style:style style:name="Table3.L" style:family="table-column">
      <style:table-column-properties style:column-width="1.852cm"/>
    </style:style>
    <style:style style:name="Table3.M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Liberation Serif1" style:font-name-asian="Liberation Serif1" style:font-name-complex="Liberation Serif1"/>
    </style:style>
    <style:style style:name="P9" style:family="paragraph" style:parent-style-name="Text_20_body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 style:font-name-asian="Liberation Serif1" style:font-name-complex="Liberation Serif1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4.951cm" draw:visible-area-height="3.179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jet1" text:anchor-type="as-char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text:text-input text:description="&lt;setLang(user.lang or 'fr_FR')&gt;">&lt;setLang(user.lang or 'fr_FR')&gt;</text:text-input></text:p>
      <text:p text:style-name="P4">DEMANDE D'EVASAN HORS DU TERRITOIRE</text:p>
      <text:p text:style-name="P4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>
          <table:table-cell table:style-name="Table3.A1" office:value-type="string">
            <text:p text:style-name="Contenu_20_de_20_tableau_20_gras">NOM et Prénom</text:p>
          </table:table-cell>
          <table:table-cell table:style-name="Table3.A1" table:number-columns-spanned="7" office:value-type="string">
            <text:p text:style-name="P7"><text:text-input text:description="&lt;o.partner_id.fullname&gt;">&lt;o.partner_id.fullname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7">Date de naissance :</text:p>
          </table:table-cell>
          <table:covered-table-cell/>
          <table:covered-table-cell/>
          <table:table-cell table:style-name="Table3.L1" table:number-columns-spanned="2" office:value-type="string">
            <text:p text:style-name="Table_20_Contents"><text:text-input text:description="&lt;o.partner_id.dob&gt;">&lt;dob&gt;</text:text-input></text:p>
          </table:table-cell>
          <table:covered-table-cell/>
        </table:table-row>
        <table:table-row>
          <table:table-cell table:style-name="Table3.A2" table:number-rows-spanned="3" office:value-type="string">
            <text:p text:style-name="Contenu_20_de_20_tableau_20_gras">Sexe</text:p>
          </table:table-cell>
          <table:table-cell table:style-name="Table3.A2" table:number-rows-spanned="3" table:number-columns-spanned="7" office:value-type="string">
            <text:p text:style-name="P2">Masculin</text:p>
            <text:p text:style-name="P3"><text:text-input text:description="&lt;choose&gt;">&lt;choose&gt;</text:text-input></text:p>
            <text:p text:style-name="P3"><text:text-input text:description="&lt;when test=&quot;o.partner_id.gender=='M'&quot;&gt;">&lt;when test="o.partner_id.gender=='M'"&gt;</text:text-input>Masculin</text:p>
            <text:p text:style-name="P3"><text:text-input text:description="&lt;/when&gt;">&lt;/when&gt;</text:text-input></text:p>
            <text:p text:style-name="P3"><text:text-input text:description="&lt;otherwise&gt;">&lt;otherwise&gt;</text:text-input></text:p>
            <text:p text:style-name="P1">Féminin</text:p>
            <text:p text:style-name="P3"><text:text-input text:description="&lt;/otherwise&gt;">&lt;/otherwise&gt;</text:text-input></text:p>
            <text:p text:style-name="P3"><text:text-input text:description="&lt;/choose&gt;">&lt;/choose&gt;</text:text-input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3" office:value-type="string">
            <text:p text:style-name="Contenu_20_de_20_tableau_20_gras">Couverture sociale</text:p>
          </table:table-cell>
          <table:table-cell table:style-name="Table3.A2" table:number-columns-spanned="3" office:value-type="string">
            <text:p text:style-name="Contenu_20_de_20_tableau_20_gras">AM :</text:p>
          </table:table-cell>
          <table:covered-table-cell/>
          <table:covered-table-cell/>
          <table:table-cell table:style-name="Table3.M2" office:value-type="string">
            <text:p text:style-name="Table_20_Contents"><text:text-input text:description="&lt;o.partner_id.amgid and o.partner_id.amgid or ''&gt;">&lt;amg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CAFAT</text:p>
          </table:table-cell>
          <table:covered-table-cell/>
          <table:covered-table-cell/>
          <table:table-cell table:style-name="Table3.M2" office:value-type="string">
            <text:p text:style-name="Table_20_Contents"><text:text-input text:description="&lt;o.partner_id.cafatid and o.partner_id.cafatid or ''&gt;">&lt;cafat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Autres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Je soussigné Dr :</text:p>
          </table:table-cell>
          <table:table-cell table:style-name="Table3.A2" table:number-columns-spanned="6" office:value-type="string">
            <text:p text:style-name="Contenu_20_de_20_tableau_20_gras">FRANCOI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M2" table:number-columns-spanned="6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Destination</text:p>
          </table:table-cell>
          <table:table-cell table:style-name="Table3.A2" table:number-columns-spanned="6" office:value-type="string">
            <text:p text:style-name="Table_20_Contents">Sydne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<text:span text:style-name="T4">□</text:span><text:span text:style-name="T3"> France</text:span></text:p>
          </table:table-cell>
          <table:table-cell table:style-name="Table3.A2" office:value-type="string">
            <text:p text:style-name="Table_20_Contents"><text:span text:style-name="T4">□</text:span><text:span text:style-name="T3"> Autre</text:span></text:p>
          </table:table-cell>
          <table:table-cell table:style-name="Table3.A2" table:number-columns-spanned="3" office:value-type="string">
            <text:p text:style-name="Table_20_Contents">Date :</text:p>
          </table:table-cell>
          <table:covered-table-cell/>
          <table:covered-table-cell/>
          <table:table-cell table:style-name="Table3.M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Contenu_20_de_20_tableau_20_gras">Hopital</text:p>
          </table:table-cell>
          <table:table-cell table:style-name="Table3.A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Date de l'admission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Médecin</text:p>
          </table:table-cell>
          <table:table-cell table:style-name="Table3.A2" table:number-columns-spanned="7" office:value-type="string">
            <text:p text:style-name="Contenu_20_de_20_tableau_20_gra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Contenu_20_de_20_tableau_20_gras">Tél</text:p>
          </table:table-cell>
          <table:table-cell table:style-name="Table3.M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Contenu_20_de_20_tableau_20_gra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Code CIM 10</text:p>
          </table:table-cell>
          <table:table-cell table:style-name="Table3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Contenu_20_de_20_tableau_20_gras">Diagnostic</text:p>
          </table:table-cell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Le malade est-il capable de :</text:p>
          </table:table-cell>
          <table:table-cell table:style-name="Table3.A2" table:number-columns-spanned="7" office:value-type="string">
            <text:p text:style-name="Table_20_Contents">S'assoier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4">□</text:span></text:p>
          </table:table-cell>
          <table:table-cell table:style-name="Table3.A2" table:number-columns-spanned="3" office:value-type="string">
            <text:p text:style-name="Table_20_Contents">Marcher 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>Prendre ses repas seul. <text:span text:style-name="T4">□</text:span></text:p>
          </table:table-cell>
        </table:table-row>
        <table:table-row>
          <table:table-cell table:style-name="Table3.A2" office:value-type="string">
            <text:p text:style-name="Contenu_20_de_20_tableau_20_gras">Modalité de transport</text:p>
          </table:table-cell>
          <table:table-cell table:style-name="Table3.A2" table:number-columns-spanned="3" office:value-type="string">
            <text:p text:style-name="Table_20_Contents">Seul(e)<text:span text:style-name="T4">□</text:span></text:p>
          </table:table-cell>
          <table:covered-table-cell/>
          <table:covered-table-cell/>
          <table:table-cell table:style-name="Table3.A2" table:number-columns-spanned="4" office:value-type="string">
            <text:p text:style-name="Table_20_Contents">Acc familial <text:span text:style-name="T4">□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Acc paramédical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>Acc paramédical 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7" office:value-type="string">
            <text:p text:style-name="Table_20_Contents">Semi-allongé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4">□</text:span></text:p>
            <text:p text:style-name="P8"/>
          </table:table-cell>
          <table:table-cell table:style-name="Table3.A2" table:number-columns-spanned="3" office:value-type="string">
            <text:p text:style-name="Table_20_Contents">Fauteuil roulant <text:s/>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>Monte charge <text:span text:style-name="T4">□</text:span><text:span text:style-name="T3"> </text:span></text:p>
          </table:table-cell>
        </table:table-row>
        <text:soft-page-break/>
        <table:table-row>
          <table:table-cell table:style-name="Table3.A2" office:value-type="string">
            <text:p text:style-name="Contenu_20_de_20_tableau_20_gras">Oxygene à bord : </text:p>
          </table:table-cell>
          <table:table-cell table:style-name="Table3.A2" table:number-columns-spanned="7" office:value-type="string">
            <text:p text:style-name="Table_20_Contents">Néant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>Débit :</text:p>
          </table:table-cell>
          <table:covered-table-cell/>
          <table:covered-table-cell/>
          <table:table-cell table:style-name="Table3.M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Contenu_20_de_20_tableau_20_gras">Oxygène à maintenir durant l'escale</text:p>
          </table:table-cell>
          <table:table-cell table:style-name="Table3.A2" table:number-columns-spanned="7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Patient </text:p>
          </table:table-cell>
          <table:table-cell table:style-name="Table3.A2" table:number-columns-spanned="7" office:value-type="string">
            <text:p text:style-name="Contenu_20_de_20_tableau_20_gras">Hospitalisé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4">□</text:span></text:p>
          </table:table-cell>
          <table:table-cell table:style-name="Table3.A2" table:number-columns-spanned="3" office:value-type="string">
            <text:p text:style-name="Table_20_Contents"><text:span text:style-name="T3">Non </text:span><text:span text:style-name="T4">□</text:span><text:span text:style-name="T3"> </text:span>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7" office:value-type="string">
            <text:p text:style-name="Table_20_Contents">Handicapé physiqu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Dépendant psychiquement (Alcool-Drogue)<text:span text:style-name="T4">□</text:span><text:span text:style-name="T3"> 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RAS <text:span text:style-name="T4">□</text:span><text:span text:style-name="T3"> 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Médecin de famill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Autres problèmes à signaler et notamment troubles psychiatriques eventuel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Traitement actuel :</text:p>
          </table:table-cell>
          <table:table-cell table:style-name="Table3.M2" table:number-columns-spanned="12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Motivation de la destination préconisée (sauf pour Sydn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table:number-columns-spanned="8" office:value-type="string">
            <text:p text:style-name="Contenu_20_de_20_tableau_20_gras">Motivation de l’accompagnateur famil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Contenu_20_de_20_tableau_20_gras">Degré d'urgence :</text:p>
          </table:table-cell>
          <table:covered-table-cell/>
          <table:table-cell table:style-name="Table3.A2" table:number-columns-spanned="6" office:value-type="string">
            <text:p text:style-name="Standard">extrême urgenc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urgent dans la semaine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non urgent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Y a t-il une admission directe du patient dans un établissement hospitalier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Non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Ambul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au départ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à l'arrivée <text:span text:style-name="T4">□</text:span></text:p>
          </table:table-cell>
        </table:table-row>
        <table:table-row>
          <table:table-cell table:style-name="Table3.A2" table:number-columns-spanned="3" office:value-type="string">
            <text:p text:style-name="Contenu_20_de_20_tableau_20_gras">Statut BHRE positif :</text:p>
          </table:table-cell>
          <table:covered-table-cell/>
          <table:covered-table-cell/>
          <table:table-cell table:style-name="Table3.A2" table:number-columns-spanned="7" office:value-type="string">
            <text:p text:style-name="Table_20_Contents">Oui <text:span text:style-name="T4">□ Typ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Non <text:s/><text:span text:style-name="T4">□</text:span></text:p>
          </table:table-cell>
          <table:covered-table-cell/>
          <table:table-cell table:style-name="Table3.M2" office:value-type="string">
            <text:p text:style-name="Table_20_Contents">Indéterminé <text:s/><text:span text:style-name="T4">□</text:span></text:p>
          </table:table-cell>
        </table:table-row>
        <table:table-row>
          <table:table-cell table:style-name="Table3.A2" table:number-columns-spanned="5" office:value-type="string">
            <text:p text:style-name="Contenu_20_de_20_tableau_20_gras">Pièces jointes :</text:p>
          </table:table-cell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Standard">lames <text:span text:style-name="T4">□</text:span></text:p>
          </table:table-cell>
          <table:covered-table-cell/>
          <table:covered-table-cell/>
          <table:table-cell table:style-name="Table3.A2" table:number-columns-spanned="4" office:value-type="string">
            <text:p text:style-name="Table_20_Contents">radiographie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comptes rendu des EVASANS précédentes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DAT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<text:text-input text:description="&lt;o.datewotime&gt;">&lt;o.datewotime&gt;</text:text-input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</table:table>
      <text:p text:style-name="Text_20_body"/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u_20_tableau_20_gras" style:display-name="contenu tableau gras" style:family="paragraph" style:parent-style-name="Table_20_Contents" style:class="chapter">
      <style:text-properties fo:font-weight="bold" style:font-size-asian="10.5pt"/>
    </style:style>
    <style:style style:name="Contenu_20_de_20_tableau_20_gras" style:display-name="Contenu de tableau gras" style:family="paragraph" style:parent-style-name="Table_20_Contents" style:class="extra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10-02T16:58:18</dc:date>
    <meta:editing-duration>P1DT1H36M51S</meta:editing-duration>
    <meta:editing-cycles>182</meta:editing-cycles>
    <dc:creator>L. FRANCOIS</dc:creator>
    <meta:document-statistic meta:table-count="1" meta:image-count="0" meta:object-count="1" meta:page-count="2" meta:paragraph-count="96" meta:word-count="299" meta:character-count="1863" meta:non-whitespace-character-count="1645"/>
  </office:meta>
</office:document-meta>
</file>